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33333" draw:fill="none" draw:fill-color="#e6e6ff" draw:textarea-horizontal-align="left" draw:textarea-vertical-align="middle" draw:auto-grow-height="true" draw:auto-grow-width="false" fo:min-height="1.234cm" fo:min-width="0cm"/>
    </style:style>
    <style:style style:name="gr2" style:family="graphic" style:parent-style-name="standard">
      <style:graphic-properties svg:stroke-color="#333333" draw:fill="solid" draw:fill-color="#e6e6ff" draw:textarea-horizontal-align="justify" draw:textarea-vertical-align="middle" draw:auto-grow-height="false" fo:min-height="2.85cm" fo:min-width="7.3cm"/>
    </style:style>
    <style:style style:name="gr3" style:family="graphic" style:parent-style-name="objectwithoutfill">
      <style:graphic-properties svg:stroke-color="#333333" draw:marker-end="Arrow" draw:marker-end-width="0.3cm" draw:fill="solid" draw:fill-color="#e6e6ff" draw:textarea-vertical-align="middle"/>
    </style:style>
    <style:style style:name="gr4" style:family="graphic" style:parent-style-name="standard">
      <style:graphic-properties svg:stroke-color="#333333" draw:fill="solid" draw:fill-color="#e6e6ff" draw:textarea-horizontal-align="justify" draw:textarea-vertical-align="middle" draw:auto-grow-height="false" fo:min-height="2.85cm" fo:min-width="7.281cm"/>
    </style:style>
    <style:style style:name="gr5" style:family="graphic" style:parent-style-name="standard">
      <style:graphic-properties svg:stroke-width="0.1cm" svg:stroke-color="#ffff66" draw:marker-start-width="0.5cm" draw:marker-end-width="0.5cm" draw:fill="none" draw:textarea-horizontal-align="justify" draw:textarea-vertical-align="middle" draw:auto-grow-height="false" fo:min-height="17.15cm" fo:min-width="8.1cm" fo:padding-top="0.175cm" fo:padding-bottom="0.175cm" fo:padding-left="0.3cm" fo:padding-right="0.3cm"/>
    </style:style>
    <style:style style:name="gr6" style:family="graphic" style:parent-style-name="objectwithoutfill">
      <style:graphic-properties svg:stroke-color="#333333" draw:fill="solid" draw:fill-color="#e6e6ff" draw:textarea-vertical-align="middle"/>
    </style:style>
    <style:style style:name="gr7" style:family="graphic" style:parent-style-name="standard">
      <style:graphic-properties draw:stroke="none" svg:stroke-color="#333333" draw:fill="none" draw:fill-color="#e6e6ff" draw:textarea-horizontal-align="left" draw:textarea-vertical-align="middle" draw:auto-grow-height="true" draw:auto-grow-width="false" fo:min-height="2.15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333333" draw:fill="solid" draw:fill-color="#e6e6ff" draw:textarea-horizontal-align="justify" draw:textarea-vertical-align="middle" draw:auto-grow-height="false" fo:min-height="3.65cm" fo:min-width="7.3cm"/>
    </style:style>
    <style:style style:name="gr10" style:family="graphic" style:parent-style-name="standard">
      <style:graphic-properties svg:stroke-color="#333333" draw:fill="solid" draw:fill-color="#e6e6ff" draw:textarea-horizontal-align="justify" draw:textarea-vertical-align="middle" draw:auto-grow-height="false" fo:min-height="3.65cm" fo:min-width="7.9cm"/>
    </style:style>
    <style:style style:name="gr11" style:family="graphic" style:parent-style-name="standard">
      <style:graphic-properties svg:stroke-color="#333333" draw:fill="solid" draw:fill-color="#e6e6ff" draw:textarea-horizontal-align="justify" draw:textarea-vertical-align="middle" draw:auto-grow-height="false" fo:min-height="13.45cm" fo:min-width="5.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14" style:family="graphic" style:parent-style-name="standard">
      <style:graphic-properties svg:stroke-color="#333333" draw:fill="solid" draw:fill-color="#e6e6ff" draw:textarea-horizontal-align="justify" draw:textarea-vertical-align="middle" draw:auto-grow-height="false" fo:min-height="4.55cm" fo:min-width="10.3cm"/>
    </style:style>
    <style:style style:name="gr15" style:family="graphic" style:parent-style-name="standard">
      <style:graphic-properties svg:stroke-color="#333333" draw:fill="solid" draw:fill-color="#729fcf" draw:textarea-horizontal-align="justify" draw:textarea-vertical-align="middle" draw:auto-grow-height="false" fo:min-height="2.55cm" fo:min-width="2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1cm"/>
    </style:style>
    <style:style style:name="gr23" style:family="graphic" style:parent-style-name="standard">
      <style:graphic-properties svg:stroke-color="#333333" draw:fill="solid" draw:fill-color="#ccff66" draw:textarea-horizontal-align="justify" draw:textarea-vertical-align="middle" draw:auto-grow-height="false" fo:min-height="2.15cm" fo:min-width="3.9cm"/>
    </style:style>
    <style:style style:name="gr24" style:family="graphic" style:parent-style-name="objectwithoutfill">
      <style:graphic-properties draw:fill="solid" draw:fill-color="#ccff66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828cm"/>
    </style:style>
    <style:style style:name="gr27" style:family="graphic" style:parent-style-name="standard">
      <style:graphic-properties draw:stroke="dash" draw:stroke-dash="Ultrafine_20_Dashed" svg:stroke-color="#dd4814" draw:marker-start="Arrow" draw:marker-start-width="0.3cm" draw:marker-end="Circle" draw:marker-end-width="0.3cm" draw:textarea-vertical-align="middl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dd4814"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.712cm" fo:min-width="1.9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2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8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1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7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78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5.209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e6e6ff"/>
      <style:paragraph-properties fo:text-align="start"/>
      <style:text-properties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6e6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solid" draw:fill-color="#e6e6ff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solid" draw:fill-color="#e6e6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e6e6ff"/>
    </style:style>
    <style:style style:name="P9" style:family="paragraph">
      <loext:graphic-properties draw:fill="none" draw:fill-color="#e6e6ff"/>
      <style:paragraph-properties fo:text-align="start"/>
      <style:text-properties fo:font-size="11pt" style:font-size-asian="11pt" style:font-size-complex="11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tyle="italic" style:font-style-asian="italic" style:font-style-complex="italic"/>
    </style:style>
    <style:style style:name="P13" style:family="paragraph">
      <loext:graphic-properties draw:fill="solid" draw:fill-color="#729fcf"/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start"/>
    </style:style>
    <style:style style:name="P15" style:family="paragraph">
      <loext:graphic-properties draw:fill="solid" draw:fill-color="#ccff66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ccff66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dddddd"/>
    </style:style>
    <style:style style:name="P20" style:family="paragraph">
      <loext:graphic-properties draw:fill="none" draw:fill-color="#ffffff"/>
      <style:text-properties fo:color="#dd4814" fo:font-size="16pt" fo:font-style="italic" fo:font-weight="bold" style:font-size-asian="16pt" style:font-style-asian="italic" style:font-size-complex="16pt" style:font-style-complex="italic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33ff9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dd4814" fo:font-size="16pt" fo:font-style="italic" fo:font-weight="bold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.8cm" svg:height="1.484cm" svg:x="16.8cm" svg:y="5.2cm">
          <draw:text-box>
            <text:p text:style-name="P1"><text:span text:style-name="T1">Pour chaque</text:span></text:p>
            <text:p text:style-name="P1"><text:span text:style-name="T1">complexe</text:span></text:p>
            <text:p text:style-name="P1"><text:span text:style-name="T1">interologue</text:span></text:p>
          </draw:text-box>
        </draw:frame>
        <draw:custom-shape draw:style-name="gr2" draw:text-style-name="P4" draw:layer="layout" svg:width="7.8cm" svg:height="3.1cm" svg:x="0.2cm" svg:y="3.5cm">
          <text:p text:style-name="P3"><text:span text:style-name="T2">Réc</text:span><text:span text:style-name="T2">upér</text:span><text:span text:style-name="T2">ation </text:span><text:span text:style-name="T2">de la </text:span><text:span text:style-name="T2">séqu</text:span><text:span text:style-name="T2">ence</text:span></text:p>
          <text:p text:style-name="P3"><text:span text:style-name="T2">fasta </text:span><text:span text:style-name="T2">asso</text:span><text:span text:style-name="T2">ciée </text:span><text:span text:style-name="T2">aux </text:span><text:span text:style-name="T2">PDB</text:span></text:p>
          <text:p text:style-name="P3"><text:span text:style-name="T2">ligan</text:span><text:span text:style-name="T2">d et </text:span><text:span text:style-name="T2">réce</text:span><text:span text:style-name="T2">pteu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cm" svg:height="3.1cm" svg:x="9.1cm" svg:y="3.5cm">
          <text:p text:style-name="P3"><text:span text:style-name="T2">Récupération </text:span><text:span text:style-name="T2">des </text:span></text:p>
          <text:p text:style-name="P3"><text:span text:style-name="T2">interfaces </text:span><text:span text:style-name="T2">interologues</text:span></text:p>
          <text:p text:style-name="P3"><text:span text:style-name="T2">sur InterEvol </text:span><text:span text:style-name="T2">avec leur </text:span></text:p>
          <text:p text:style-name="P3"><text:span text:style-name="T2">pourcentage </text:span><text:span text:style-name="T2">d’identité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8cm" svg:height="3.1cm" svg:x="19.7cm" svg:y="3.5cm">
          <text:p text:style-name="P3"><text:span text:style-name="T3">Alignement du récepteur </text:span></text:p>
          <text:p text:style-name="P3"><text:span text:style-name="T3">et du ligand sur </text:span></text:p>
          <text:p text:style-name="P3"><text:span text:style-name="T3">le complexe interologu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cm" svg:height="3.1cm" svg:x="19.7cm" svg:y="16.3cm">
          <text:p text:style-name="P3"><text:span text:style-name="T2"><text:s/></text:span><text:span text:style-name="T2">Echantillonner n </text:span></text:p>
          <text:p text:style-name="P3"><text:span text:style-name="T2">rotations du ligand</text:span></text:p>
          <text:p text:style-name="P3"><text:span text:style-name="T2">dans l’intervalle</text:span></text:p>
          <text:p text:style-name="P3"><text:span text:style-name="T2">[30°,-30°] * (1-</text:span><text:span text:style-name="T2">%identité) 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8cm" svg:y1="5cm" svg:x2="9.1cm" svg:y2="5cm">
          <text:p/>
        </draw:line>
        <draw:custom-shape draw:style-name="gr4" draw:text-style-name="P4" draw:layer="layout" svg:width="7.781cm" svg:height="3.1cm" svg:x="19.719cm" svg:y="11.9cm">
          <text:p text:style-name="P3"><text:span text:style-name="T2"><text:s/></text:span><text:span text:style-name="T2">Echantillonner n</text:span></text:p>
          <text:p text:style-name="P3"><text:span text:style-name="T2">translations du </text:span><text:span text:style-name="T2">ligand</text:span></text:p>
          <text:p text:style-name="P3"><text:span text:style-name="T2">dans l’intervalle</text:span></text:p>
          <text:p text:style-name="P3"><text:span text:style-name="T2">[1A,3A] *(1-</text:span><text:span text:style-name="T2">%identité)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23.381cm" svg:y1="6.6cm" svg:x2="23.4cm" svg:y2="7.7cm">
          <text:p/>
        </draw:line>
        <draw:custom-shape draw:style-name="gr5" draw:text-style-name="P7" draw:layer="layout" svg:width="8.6cm" svg:height="17.4cm" svg:x="19.2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781cm" svg:height="3.1cm" svg:x="19.719cm" svg:y="7.7cm">
          <text:p text:style-name="P3"><text:span text:style-name="T2">Transformation </text:span><text:span text:style-name="T2">des</text:span></text:p>
          <text:p text:style-name="P3"><text:span text:style-name="T2">coordonnées du </text:span><text:span text:style-name="T2">ligand</text:span></text:p>
          <text:p text:style-name="P3"><text:span text:style-name="T2">en coordonnées </text:span><text:span text:style-name="T2">spériques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23.4cm" svg:y1="15cm" svg:x2="23.4cm" svg:y2="16.3cm">
          <text:p/>
        </draw:line>
        <draw:custom-shape draw:style-name="gr2" draw:text-style-name="P4" draw:layer="layout" svg:width="7.8cm" svg:height="3.1cm" svg:x="10.2cm" svg:y="16.3cm">
          <text:p text:style-name="P3"><text:span text:style-name="T2">Clusteriser les n*i </text:span></text:p>
          <text:p text:style-name="P3"><text:span text:style-name="T2">complexes putatifs</text:span></text:p>
          <text:p text:style-name="P3"><text:span text:style-name="T2">→ </text:span><text:span text:style-name="T2">p complexes putatif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cm" svg:height="3.1cm" svg:x="0.3cm" svg:y="16.3cm">
          <text:p text:style-name="P3"><text:span text:style-name="T2">Calculer le score des</text:span></text:p>
          <text:p text:style-name="P3"><text:span text:style-name="T2">p complexes putatifs</text:span></text:p>
          <text:p text:style-name="P3"><text:span text:style-name="T2">et les ordo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8cm" svg:height="3.1cm" svg:x="0.3cm" svg:y="16.3cm">
          <text:p text:style-name="P3"><text:span text:style-name="T3">Calculer le RMSD des</text:span></text:p>
          <text:p text:style-name="P3"><text:span text:style-name="T3">p complexes putatifs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137cm" presentation:class="title" presentation:user-transformed="true">
          <draw:text-box>
            <text:p>Workflow du programme v1 (25/10)</text:p>
          </draw:text-box>
        </draw:frame>
        <draw:line draw:style-name="gr3" draw:text-style-name="P6" draw:layer="layout" svg:x1="23.384cm" svg:y1="10.8cm" svg:x2="23.403cm" svg:y2="11.9cm">
          <text:p/>
        </draw:line>
        <draw:line draw:style-name="gr3" draw:text-style-name="P6" draw:layer="layout" svg:x1="10.2cm" svg:y1="18cm" svg:x2="8.101cm" svg:y2="18cm">
          <text:p/>
        </draw:line>
        <draw:line draw:style-name="gr3" draw:text-style-name="P6" draw:layer="layout" svg:x1="13.801cm" svg:y1="13.4cm" svg:x2="19.7cm" svg:y2="13.4cm">
          <text:p/>
        </draw:line>
        <draw:line draw:style-name="gr6" draw:text-style-name="P8" draw:layer="layout" svg:x1="13.8cm" svg:y1="13.4cm" svg:x2="13.8cm" svg:y2="16.3cm">
          <text:p/>
        </draw:line>
        <draw:frame draw:style-name="gr1" draw:text-style-name="P9" draw:layer="layout" svg:width="1.5cm" svg:height="1.484cm" svg:x="8.5cm" svg:y="16.7cm">
          <draw:text-box>
            <text:p text:style-name="P1"><text:span text:style-name="T4">Sinon</text:span></text:p>
          </draw:text-box>
        </draw:frame>
        <draw:frame draw:style-name="gr7" draw:text-style-name="P9" draw:layer="layout" svg:width="3.7cm" svg:height="2.4cm" svg:x="13.9cm" svg:y="13.6cm">
          <draw:text-box>
            <text:p text:style-name="P1"><text:span text:style-name="T4">Si p &lt; seuil fixé s, alors pour chaque </text:span><text:span text:style-name="T4">structure, pour n=p/s, faire</text:span></text:p>
          </draw:text-box>
        </draw:frame>
        <draw:line draw:style-name="gr3" draw:text-style-name="P6" draw:layer="layout" svg:x1="16.9cm" svg:y1="5cm" svg:x2="19.7cm" svg:y2="5cm">
          <text:p/>
        </draw:line>
        <draw:line draw:style-name="gr3" draw:text-style-name="P6" draw:layer="layout" svg:x1="19.7cm" svg:y1="17.9cm" svg:x2="18cm" svg:y2="17.9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2" draw:layer="layout" svg:width="2.8cm" svg:height="1.484cm" svg:x="16.8cm" svg:y="5.2cm">
          <draw:text-box>
            <text:p text:style-name="P1"><text:span text:style-name="T1">Pour chaque</text:span></text:p>
            <text:p text:style-name="P1"><text:span text:style-name="T1">complexe</text:span></text:p>
            <text:p text:style-name="P1"><text:span text:style-name="T1">interologue</text:span></text:p>
          </draw:text-box>
        </draw:frame>
        <draw:custom-shape draw:style-name="gr2" draw:text-style-name="P4" draw:layer="layout" svg:width="7.8cm" svg:height="3.1cm" svg:x="0.2cm" svg:y="3.5cm">
          <text:p text:style-name="P3"><text:span text:style-name="T2">Récupération de la séquence</text:span></text:p>
          <text:p text:style-name="P3"><text:span text:style-name="T2">fasta associée aux PDB</text:span></text:p>
          <text:p text:style-name="P3"><text:span text:style-name="T2">ligand et récepteu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cm" svg:height="3.1cm" svg:x="9.1cm" svg:y="3.5cm">
          <text:p text:style-name="P3"><text:span text:style-name="T2">Récupération des </text:span></text:p>
          <text:p text:style-name="P3"><text:span text:style-name="T2">complexes interologues</text:span></text:p>
          <text:p text:style-name="P3"><text:span text:style-name="T2">sur InterEvol avec leur </text:span></text:p>
          <text:p text:style-name="P3"><text:span text:style-name="T2">pourcentage d’identité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8cm" svg:height="3.1cm" svg:x="19.7cm" svg:y="3.5cm">
          <text:p text:style-name="P3"><text:span text:style-name="T3">Extraire le récepteur du </text:span></text:p>
          <text:p text:style-name="P3"><text:span text:style-name="T3">complexe interologue</text:span></text:p>
          <text:p text:style-name="P3"><text:span text:style-name="T3">Alignement du récepteur </text:span></text:p>
          <text:p text:style-name="P3"><text:span text:style-name="T3">interologue sur le recepteu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8cm" svg:height="3.9cm" svg:x="19.7cm" svg:y="16.3cm">
          <text:p text:style-name="P3"><text:span text:style-name="T2"><text:s/></text:span><text:span text:style-name="T2">Echantillonner n </text:span></text:p>
          <text:p text:style-name="P3"><text:span text:style-name="T2">rotations phi theta du ligand</text:span></text:p>
          <text:p text:style-name="P3"><text:span text:style-name="T2">dans l’intervalle</text:span></text:p>
          <text:p text:style-name="P3"><text:span text:style-name="T2">[30°,-30°] </text:span></text:p>
          <text:p text:style-name="P3"><text:span text:style-name="T2">+ fdmin() 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8cm" svg:y1="5cm" svg:x2="9.1cm" svg:y2="5cm">
          <text:p/>
        </draw:line>
        <draw:custom-shape draw:style-name="gr4" draw:text-style-name="P4" draw:layer="layout" svg:width="7.781cm" svg:height="3.1cm" svg:x="19.719cm" svg:y="11.9cm">
          <text:p text:style-name="P3"><text:span text:style-name="T2">Etablir dmin(R-L) à 5A</text:span></text:p>
          <text:p text:style-name="P3"><text:span text:style-name="T2">fdmin()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23.381cm" svg:y1="6.6cm" svg:x2="23.4cm" svg:y2="7.7cm">
          <text:p/>
        </draw:line>
        <draw:custom-shape draw:style-name="gr4" draw:text-style-name="P4" draw:layer="layout" svg:width="7.781cm" svg:height="3.1cm" svg:x="10.1cm" svg:y="11.9cm">
          <text:p text:style-name="P3"><text:span text:style-name="T2">Transformation des</text:span></text:p>
          <text:p text:style-name="P3"><text:span text:style-name="T2">coordonnées du ligand</text:span></text:p>
          <text:p text:style-name="P3"><text:span text:style-name="T2">en coordonnées sphériques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23.4cm" svg:y1="15cm" svg:x2="23.4cm" svg:y2="16.3cm">
          <text:p/>
        </draw:line>
        <draw:custom-shape draw:style-name="gr2" draw:text-style-name="P4" draw:layer="layout" svg:width="7.8cm" svg:height="3.1cm" svg:x="0.3cm" svg:y="16.4cm">
          <text:p text:style-name="P3"><text:span text:style-name="T2">Calculer le score et le RMSD</text:span></text:p>
          <text:p text:style-name="P3"><text:span text:style-name="T2">des p complexes putatifs</text:span></text:p>
          <text:p text:style-name="P3"><text:span text:style-name="T2">et les ordonner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137cm" presentation:class="title" presentation:user-transformed="true">
          <draw:text-box>
            <text:p>Workflow du programme v2 (31/10)</text:p>
          </draw:text-box>
        </draw:frame>
        <draw:line draw:style-name="gr3" draw:text-style-name="P6" draw:layer="layout" svg:x1="16.9cm" svg:y1="5cm" svg:x2="19.7cm" svg:y2="5cm">
          <text:p/>
        </draw:line>
        <draw:line draw:style-name="gr3" draw:text-style-name="P6" draw:layer="layout" svg:x1="9.8cm" svg:y1="17.9cm" svg:x2="8.1cm" svg:y2="17.9cm">
          <text:p/>
        </draw:line>
        <draw:custom-shape draw:style-name="gr2" draw:text-style-name="P5" draw:layer="layout" svg:width="7.8cm" svg:height="3.1cm" svg:x="19.6cm" svg:y="7.7cm">
          <text:p text:style-name="P3"><text:span text:style-name="T3">Alignement du recepteur </text:span></text:p>
          <text:p text:style-name="P3"><text:span text:style-name="T3">du complexe interologue et</text:span></text:p>
          <text:p text:style-name="P3"><text:span text:style-name="T3"><text:s/></text:span><text:span text:style-name="T3">du récepteur extrait du </text:span></text:p>
          <text:p text:style-name="P3"><text:span text:style-name="T3">complexe interologue 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8cm" svg:height="3.1cm" svg:x="10.1cm" svg:y="7.7cm">
          <text:p text:style-name="P3"><text:span text:style-name="T2">Alignement du ligand sur le </text:span></text:p>
          <text:p text:style-name="P3"><text:span text:style-name="T2">ligand du complexe</text:span></text:p>
          <text:p text:style-name="P3"><text:span text:style-name="T2">interologue aligné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9.601cm" svg:y1="9.2cm" svg:x2="17.901cm" svg:y2="9.2cm">
          <text:p/>
        </draw:line>
        <draw:line draw:style-name="gr3" draw:text-style-name="P6" draw:layer="layout" svg:x1="13.984cm" svg:y1="10.8cm" svg:x2="14.003cm" svg:y2="11.9cm">
          <text:p/>
        </draw:line>
        <draw:line draw:style-name="gr3" draw:text-style-name="P6" draw:layer="layout" svg:x1="17.881cm" svg:y1="13.6cm" svg:x2="19.719cm" svg:y2="13.6cm">
          <text:p/>
        </draw:line>
        <draw:line draw:style-name="gr3" draw:text-style-name="P6" draw:layer="layout" svg:x1="19.701cm" svg:y1="17.9cm" svg:x2="18.2cm" svg:y2="17.9cm">
          <text:p/>
        </draw:line>
        <draw:custom-shape draw:style-name="gr10" draw:text-style-name="P4" draw:layer="layout" svg:width="8.4cm" svg:height="3.9cm" svg:x="9.8cm" svg:y="16.3cm">
          <text:p text:style-name="P3"><text:span text:style-name="T2"><text:s/></text:span><text:span text:style-name="T2">Pour chaque n rotation du </text:span></text:p>
          <text:p text:style-name="P3"><text:span text:style-name="T2">ligand, échantillonnage de m </text:span></text:p>
          <text:p text:style-name="P3"><text:span text:style-name="T2">rotations du ligand sur lui même </text:span></text:p>
          <text:p text:style-name="P3"><text:span text:style-name="T2">(alpha beta gamma) </text:span></text:p>
          <text:p text:style-name="P3"><text:span text:style-name="T2">dans l’intervalle [30°,-30°] </text:span></text:p>
          <text:p text:style-name="P3"><text:span text:style-name="T2">+ fdmin()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/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evol : Complexes interologues non redondants a 70 %?? <text:span text:style-name="T5">OK</text:span></text:p>
                <text:p/>
              </text:list-item>
              <text:list-item>
                <text:p>HETATOM SE MSE → ATOM SD MET <text:span text:style-name="T5">A FAIRE</text:span></text:p>
                <text:p/>
              </text:list-item>
              <text:list-item>
                <text:p>TM-Align ou Profit, spécifier alignement avec TM-align possible? <text:span text:style-name="T5">Profit, à coder</text:span></text:p>
              </text:list-item>
              <text:list-item>
                <text:p>Foction qui recule systématiquement 5A max entre les residus du L et du R <text:span text:style-name="T5">Ok à finir</text:span></text:p>
              </text:list-item>
              <text:list-item>
                <text:p>Rotation phi-theta et alpha-beta-gamma en utilisant chaque fois la fct 5A <text:span text:style-name="T5">Ok, à tester</text:span></text:p>
              </text:list-item>
              <text:list-item>
                <text:p>Overleaf, kile</text:p>
              </text:list-item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Remarques séance 3 (26/10)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5.209cm" svg:x="1.4cm" svg:y="-0.014cm" presentation:class="title" presentation:user-transformed="true">
          <draw:text-box>
            <text:p>Représentation schématique du fonctionnement du programme (31/10)</text:p>
          </draw:text-box>
        </draw:frame>
        <draw:custom-shape draw:style-name="gr11" draw:text-style-name="P4" draw:layer="layout" svg:width="6.1cm" svg:height="13.7cm" svg:x="0.7cm" svg:y="6.8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4.968cm" svg:height="0.962cm" svg:x="0.8cm" svg:y="5.7cm">
          <draw:text-box>
            <text:p>fileDownload.py</text:p>
          </draw:text-box>
        </draw:frame>
        <draw:frame draw:style-name="gr13" draw:text-style-name="P12" draw:layer="layout" svg:width="4.621cm" svg:height="0.962cm" svg:x="1.3cm" svg:y="7.1cm">
          <draw:text-box>
            <text:p><text:span text:style-name="T6">parseDirectory</text:span></text:p>
          </draw:text-box>
        </draw:frame>
        <draw:custom-shape draw:style-name="gr14" draw:text-style-name="P4" xml:id="id1" draw:id="id1" draw:layer="layout" svg:width="10.8cm" svg:height="4.8cm" svg:x="16.8cm" svg:y="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6cm" svg:height="2.8cm" svg:x="19cm" svg:y="12.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5.612cm" svg:height="0.962cm" svg:x="8.5cm" svg:y="5.7cm">
          <draw:text-box>
            <text:p>PDB submit folder</text:p>
          </draw:text-box>
        </draw:frame>
        <draw:frame draw:style-name="gr17" draw:text-style-name="P14" draw:layer="layout" svg:width="5.662cm" svg:height="1.673cm" svg:x="8.5cm" svg:y="10.327cm">
          <draw:text-box>
            <text:p text:style-name="P1">FASTA sequences</text:p>
            <text:p text:style-name="P1">folder</text:p>
          </draw:text-box>
        </draw:frame>
        <draw:frame draw:style-name="gr18" draw:text-style-name="P11" draw:layer="layout" svg:width="6.488cm" svg:height="0.962cm" svg:x="8.5cm" svg:y="15.8cm">
          <draw:text-box>
            <text:p>PDB interologs folder</text:p>
          </draw:text-box>
        </draw:frame>
        <draw:frame draw:style-name="gr19" draw:text-style-name="P11" draw:layer="layout" svg:width="4.409cm" svg:height="0.962cm" svg:x="21.2cm" svg:y="16cm">
          <draw:text-box>
            <text:p>InterEvolAlign</text:p>
          </draw:text-box>
        </draw:frame>
        <draw:frame draw:style-name="gr20" draw:text-style-name="P11" draw:layer="layout" svg:width="1.806cm" svg:height="0.962cm" svg:x="18.8cm" svg:y="11.7cm">
          <draw:text-box>
            <text:p>PDB</text:p>
          </draw:text-box>
        </draw:frame>
        <draw:frame draw:style-name="gr21" draw:text-style-name="P11" draw:layer="layout" svg:width="4.909cm" svg:height="0.962cm" svg:x="16.9cm" svg:y="5.2cm">
          <draw:text-box>
            <text:p>AskInterEvol.py</text:p>
          </draw:text-box>
        </draw:frame>
        <draw:frame draw:style-name="gr22" draw:text-style-name="P12" draw:layer="layout" svg:width="4.511cm" svg:height="0.962cm" svg:x="1.301cm" svg:y="19.2cm">
          <draw:text-box>
            <text:p><text:span text:style-name="T6">downloadPDB</text:span></text:p>
          </draw:text-box>
        </draw:frame>
        <draw:g>
          <draw:custom-shape draw:style-name="gr23" draw:text-style-name="P15" draw:layer="layout" svg:width="4.4cm" svg:height="2.4cm" svg:x="8.7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16" draw:layer="layout" svg:x1="8.7cm" svg:y1="6.8cm" svg:x2="8.7cm" svg:y2="7.2cm">
            <text:p/>
          </draw:line>
          <draw:line draw:style-name="gr24" draw:text-style-name="P16" draw:layer="layout" svg:x1="8.7cm" svg:y1="6.8cm" svg:x2="9.9cm" svg:y2="6.8cm">
            <text:p/>
          </draw:line>
          <draw:line draw:style-name="gr24" draw:text-style-name="P16" draw:layer="layout" svg:x1="9.9cm" svg:y1="6.8cm" svg:x2="10.3cm" svg:y2="7.2cm">
            <text:p/>
          </draw:line>
        </draw:g>
        <draw:frame draw:style-name="gr25" draw:text-style-name="P11" draw:layer="layout" svg:width="2.822cm" svg:height="0.962cm" svg:x="19.701cm" svg:y="7.8cm">
          <draw:text-box>
            <text:p><text:span text:style-name="T6">runAlign</text:span></text:p>
          </draw:text-box>
        </draw:frame>
        <draw:frame draw:style-name="gr26" draw:text-style-name="P17" draw:layer="layout" svg:width="1.328cm" svg:height="1.195cm" svg:x="19.701cm" svg:y="13.4cm">
          <draw:text-box>
            <text:p><text:span text:style-name="T7">@</text:span></text:p>
          </draw:text-box>
        </draw:frame>
        <draw:custom-shape draw:style-name="gr15" draw:text-style-name="P13" xml:id="id2" draw:id="id2" draw:layer="layout" svg:width="2.6cm" svg:height="2.8cm" svg:x="21.5cm" svg:y="16.9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1.328cm" svg:height="1.195cm" svg:x="22.201cm" svg:y="17.7cm">
          <draw:text-box>
            <text:p><text:span text:style-name="T7">@</text:span></text:p>
          </draw:text-box>
        </draw:frame>
        <draw:g>
          <draw:custom-shape draw:style-name="gr23" draw:text-style-name="P15" draw:layer="layout" svg:width="4.4cm" svg:height="2.4cm" svg:x="8.7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16" draw:layer="layout" svg:x1="8.7cm" svg:y1="12.1cm" svg:x2="8.7cm" svg:y2="12.5cm">
            <text:p/>
          </draw:line>
          <draw:line draw:style-name="gr24" draw:text-style-name="P16" draw:layer="layout" svg:x1="8.7cm" svg:y1="12.1cm" svg:x2="9.9cm" svg:y2="12.1cm">
            <text:p/>
          </draw:line>
          <draw:line draw:style-name="gr24" draw:text-style-name="P16" draw:layer="layout" svg:x1="9.9cm" svg:y1="12.1cm" svg:x2="10.3cm" svg:y2="12.5cm">
            <text:p/>
          </draw:line>
        </draw:g>
        <draw:g>
          <draw:custom-shape draw:style-name="gr23" draw:text-style-name="P15" draw:layer="layout" svg:width="4.4cm" svg:height="2.4cm" svg:x="8.7cm" svg:y="1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16" draw:layer="layout" svg:x1="8.7cm" svg:y1="16.8cm" svg:x2="8.7cm" svg:y2="17.2cm">
            <text:p/>
          </draw:line>
          <draw:line draw:style-name="gr24" draw:text-style-name="P16" draw:layer="layout" svg:x1="8.7cm" svg:y1="16.8cm" svg:x2="9.9cm" svg:y2="16.8cm">
            <text:p/>
          </draw:line>
          <draw:line draw:style-name="gr24" draw:text-style-name="P16" draw:layer="layout" svg:x1="9.9cm" svg:y1="16.8cm" svg:x2="10.3cm" svg:y2="17.2cm">
            <text:p/>
          </draw:line>
        </draw:g>
        <draw:line draw:style-name="gr27" draw:layer="layout" svg:x1="1.4cm" svg:y1="7.6cm" svg:x2="0.2cm" svg:y2="7.6cm">
          <text:p/>
        </draw:line>
        <draw:line draw:style-name="gr28" draw:text-style-name="P18" draw:layer="layout" svg:x1="6.2cm" svg:y1="7.6cm" svg:x2="9.6cm" svg:y2="7.6cm">
          <text:p/>
        </draw:line>
        <draw:line draw:style-name="gr29" draw:text-style-name="P18" draw:layer="layout" svg:x1="6.2cm" svg:y1="7.6cm" svg:x2="9.6cm" svg:y2="7.6cm">
          <text:p/>
        </draw:line>
        <draw:line draw:style-name="gr29" draw:text-style-name="P18" draw:layer="layout" svg:x1="13.1cm" svg:y1="8.4cm" svg:x2="19cm" svg:y2="14cm">
          <text:p/>
        </draw:line>
        <draw:line draw:style-name="gr29" draw:text-style-name="P18" draw:layer="layout" svg:x1="13.1cm" svg:y1="13.6cm" svg:x2="20.6cm" svg:y2="9.2cm">
          <text:p/>
        </draw:line>
        <draw:line draw:style-name="gr29" draw:text-style-name="P18" draw:layer="layout" svg:x1="19cm" svg:y1="14.6cm" svg:x2="12.6cm" svg:y2="18.8cm">
          <text:p/>
        </draw:line>
        <draw:line draw:style-name="gr29" draw:text-style-name="P18" draw:layer="layout" svg:x1="19.001cm" svg:y1="14.1cm" svg:x2="12.4cm" svg:y2="14.1cm">
          <text:p/>
        </draw:line>
        <draw:line draw:style-name="gr29" draw:text-style-name="P18" draw:layer="layout" svg:x1="5.812cm" svg:y1="19.8cm" svg:x2="17.7cm" svg:y2="19.8cm">
          <text:p/>
        </draw:line>
        <draw:frame draw:style-name="gr30" draw:text-style-name="P19" draw:layer="layout" svg:width="2.475cm" svg:height="0.962cm" svg:x="17.7cm" svg:y="19.3cm">
          <draw:text-box>
            <text:p>PDB id</text:p>
          </draw:text-box>
        </draw:frame>
        <draw:line draw:style-name="gr29" draw:text-style-name="P18" draw:layer="layout" svg:x1="19cm" svg:y1="19.3cm" svg:x2="19.4cm" svg:y2="15.4cm">
          <text:p/>
        </draw:line>
        <draw:line draw:style-name="gr29" draw:text-style-name="P18" draw:layer="layout" svg:x1="21.5cm" svg:y1="18.4cm" svg:x2="20.175cm" svg:y2="19.6cm">
          <text:p/>
        </draw:line>
        <draw:frame draw:style-name="gr31" draw:text-style-name="P20" draw:layer="layout" svg:width="3.376cm" svg:height="0.878cm" svg:x="6.1cm" svg:y="7.638cm">
          <draw:text-box>
            <text:p><text:span text:style-name="T8">(1) parsing</text:span></text:p>
          </draw:text-box>
        </draw:frame>
        <draw:frame draw:style-name="gr32" draw:text-style-name="P20" draw:layer="layout" svg:width="3.69cm" svg:height="0.878cm" svg:x="23.601cm" svg:y="12.938cm">
          <draw:text-box>
            <text:p><text:span text:style-name="T8">(4) requests</text:span></text:p>
          </draw:text-box>
        </draw:frame>
        <draw:frame draw:style-name="gr33" draw:text-style-name="P20" draw:layer="layout" svg:width="2.627cm" svg:height="0.878cm" svg:x="14.402cm" svg:y="18.838cm">
          <draw:text-box>
            <text:p><text:span text:style-name="T8">(5) uses</text:span></text:p>
          </draw:text-box>
        </draw:frame>
        <draw:frame draw:style-name="gr34" draw:text-style-name="P20" draw:layer="layout" svg:width="4.32cm" svg:height="0.878cm" draw:transform="rotate (-0.732863752912419) translate (13.604cm 7.61cm)">
          <draw:text-box>
            <text:p><text:span text:style-name="T8">(2) retrieves ...</text:span></text:p>
          </draw:text-box>
        </draw:frame>
        <draw:frame draw:style-name="gr35" draw:text-style-name="P20" draw:layer="layout" svg:width="3.817cm" svg:height="0.878cm" svg:x="13.901cm" svg:y="13.138cm">
          <draw:text-box>
            <text:p><text:span text:style-name="T8">… </text:span><text:span text:style-name="T8">fasta files</text:span></text:p>
          </draw:text-box>
        </draw:frame>
        <draw:frame draw:style-name="gr36" draw:text-style-name="P20" draw:layer="layout" svg:width="6.255cm" svg:height="0.878cm" draw:transform="rotate (0.58189277261491) translate (12.913cm 18.541cm)">
          <draw:text-box>
            <text:p><text:span text:style-name="T8">… </text:span><text:span text:style-name="T8">interolog PDB files</text:span></text:p>
          </draw:text-box>
        </draw:frame>
        <draw:frame draw:style-name="gr33" draw:text-style-name="P20" draw:layer="layout" svg:width="2.627cm" svg:height="0.878cm" draw:transform="rotate (0.542797397370237) translate (13.062cm 12.556cm)">
          <draw:text-box>
            <text:p><text:span text:style-name="T8">(3) uses</text:span></text:p>
          </draw:text-box>
        </draw:frame>
        <draw:connector draw:style-name="gr29" draw:text-style-name="P18" draw:layer="layout" draw:type="curve" draw:line-skew="-0.656cm 2.012cm" svg:x1="22.2cm" svg:y1="11cm" svg:x2="24.1cm" svg:y2="18.3cm" draw:start-shape="id1" draw:start-glue-point="2" draw:end-shape="id2" draw:end-glue-point="1" svg:d="M22200 11000c0 3441 2207 2867 3624 3832s2045 3468-1724 3468" svg:viewBox="0 0 4730 7301">
          <text:p/>
        </draw:connector>
        <draw:frame draw:style-name="gr37" draw:text-style-name="P20" draw:layer="layout" svg:width="3.478cm" svg:height="0.878cm" draw:transform="rotate (1.5084880724987) translate (18.227cm 19.356cm)">
          <draw:text-box>
            <text:p><text:span text:style-name="T8">retrieves ..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/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arine, regarder :</text:p>
              </text:list-header>
              <text:list-item>
                <text:p>Subprocess (python)</text:p>
              </text:list-item>
              <text:list-item>
                <text:p>Re (expressions régulières) en python</text:p>
              </text:list-item>
              <text:list-item>
                <text:p>Overleaf, kile</text:p>
              </text:list-item>
              <text:list-item>
                <text:p>Quaterniom</text:p>
              </text:list-item>
              <text:list-item>
                <text:p>Code Profit et benchmark (combien d’interologues dispo par catégorie et jeu de données pour test)</text:p>
                <text:p/>
                <text:p>Planning</text:p>
              </text:list-item>
              <text:list-item>
                <text:p>Mardi soir dernier délai : pusher code et benchmark pour Hua-Ting</text:p>
              </text:list-item>
              <text:list-item>
                <text:p>Mercredi soir pusher conformations et rmsd pour Marine</text:p>
              </text:list-item>
              <text:list-item>
                <text:p>Jeudi après midi : présentation </text:p>
              </text:list-item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Remarques (10/11)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11:57:59.234657258</meta:creation-date>
    <dc:date>2017-11-10T12:11:11.704704323</dc:date>
    <meta:editing-duration>PT1H15M36S</meta:editing-duration>
    <meta:editing-cycles>16</meta:editing-cycles>
    <meta:generator>LibreOffice/5.1.6.2$Linux_X86_64 LibreOffice_project/10m0$Build-2</meta:generator>
    <meta:document-statistic meta:object-count="133"/>
  </office:meta>
</office:document-meta>
</file>